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3" style:family="paragraph" style:parent-style-name="Standard">
      <style:text-properties style:font-name="Courier New"/>
    </style:style>
    <style:style style:name="P4" style:family="paragraph" style:parent-style-name="Standard">
      <style:text-properties style:font-name="Courier New" style:text-underline-style="none"/>
    </style:style>
    <style:style style:name="T1" style:family="text">
      <style:text-properties style:font-name="Courier New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visioning a kernel team build server</text:p>
      <text:p text:style-name="Standard"/>
      <text:p text:style-name="Standard">The kernel team has a number of build servers available for building kernel packages. Each of these machines is provisioned using the following steps. You'll need a copy of git://kernel.ubuntu.com/kernel-team.git</text:p>
      <text:p text:style-name="Standard"/>
      <text:p text:style-name="P1">Create User Accounts</text:p>
      <text:p text:style-name="P3">cd /root</text:p>
      <text:p text:style-name="P3">apt-get install git-core</text:p>
      <text:p text:style-name="P3">git clone git://kernel.ubuntu.com/kernel-team.git</text:p>
      <text:p text:style-name="P3">cd kernel-team/kernel-team-accounts</text:p>
      <text:p text:style-name="P3">./install_kernel_devs.sh -s DEFAULT_PASSWORD</text:p>
      <text:p text:style-name="Standard"/>
      <text:p text:style-name="Standard">If you don't know the DEFAULT_PASSWORD then you shouldn't be doing the provisioning. Note the [-s] option adds everyone to the admin group, e.g., everyone has sudo privledges. Don't do this if provisioning a machine in the DC. Only a select 2 or 3 devs should have sudo on a DC located machine.</text:p>
      <text:p text:style-name="Standard"/>
      <text:p text:style-name="Standard">Each time a new developer is added to kteam-tools/kernel-team-accounts/kernel_devs.conf, you can simply re-run <text:s/>install_kernel_devs.sh, but be sure to use the same '-s' option as before lest you inadvertently grant sudo.</text:p>
      <text:p text:style-name="Standard"/>
      <text:p text:style-name="P1">Setup local repositories</text:p>
      <text:p text:style-name="Standard">By convention I've been locating copies of local repositories in /usr3/ubuntu. Its quite convenient when using bind mounts in chroots to have /usr3 located under /home thusly:</text:p>
      <text:p text:style-name="Standard"/>
      <text:p text:style-name="P3">mkdir -p /home/usr3/ubuntu</text:p>
      <text:p text:style-name="P4">chown YOUR_LOGIN.admin /home/usr3/ubuntu</text:p>
      <text:p text:style-name="P4">cd /</text:p>
      <text:p text:style-name="P4">sudo ln -s /home/usr3</text:p>
      <text:p text:style-name="P4">cd /usr3/ubuntu</text:p>
      <text:p text:style-name="P4">git clone git://kernel.ubuntu.com/ubuntu/kernel-team.git</text:p>
      <text:p text:style-name="P4">ln -s kteam-tools/kernel-team-accounts/update-repos.sh</text:p>
      <text:p text:style-name="Standard"/>
      <text:p text:style-name="Standard">I've been installing this record in the crontab for <text:span text:style-name="T1">YOUR_LOGIN</text:span>:</text:p>
      <text:p text:style-name="Standard"/>
      <text:p text:style-name="P3">30 * * * * /usr3/ubuntu/update-repos.sh 2&gt;&amp;1 &gt; /dev/null</text:p>
      <text:p text:style-name="Standard"/>
      <text:p text:style-name="P1">Installing Chroots</text:p>
      <text:p text:style-name="Standard"/>
      <text:p text:style-name="Standard">sudo mkdir -p /usr3/chroots</text:p>
      <text:p text:style-name="Standard">cd <text:span text:style-name="T1">kteam-tools/chroot-setup</text:span></text:p>
      <text:p text:style-name="Standard">sudo ./make_all</text:p>
      <text:p text:style-name="Standard"/>
      <text:p text:style-name="Standard">This creates all of the supported schroot environments in /usr3/chroot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Gardner</meta:initial-creator>
    <meta:creation-date>2010-06-02T13:46:16</meta:creation-date>
    <dc:date>2010-06-11T11:06:53</dc:date>
    <dc:creator>Tim Gardner</dc:creator>
    <meta:editing-duration>PT00H12M33S</meta:editing-duration>
    <meta:editing-cycles>1</meta:editing-cycles>
    <meta:generator>OpenOffice.org/3.2$Unix OpenOffice.org_project/320m12$Build-9483</meta:generator>
    <meta:document-statistic meta:table-count="0" meta:image-count="0" meta:object-count="0" meta:page-count="1" meta:paragraph-count="26" meta:word-count="224" meta:character-count="1637"/>
  </office:meta>
</office:document-meta>
</file>